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6e0d" officeooo:paragraph-rsid="000a6e0d"/>
    </style:style>
    <style:style style:name="P2" style:family="paragraph" style:parent-style-name="Standard">
      <style:text-properties officeooo:rsid="000a6e0d" officeooo:paragraph-rsid="002e06f8"/>
    </style:style>
    <style:style style:name="P3" style:family="paragraph" style:parent-style-name="Standard">
      <style:text-properties officeooo:rsid="000c3481" officeooo:paragraph-rsid="000c3481"/>
    </style:style>
    <style:style style:name="P4" style:family="paragraph" style:parent-style-name="Standard">
      <style:text-properties officeooo:rsid="000dbdaa" officeooo:paragraph-rsid="000dbdaa"/>
    </style:style>
    <style:style style:name="P5" style:family="paragraph" style:parent-style-name="Standard" style:list-style-name="L1">
      <style:text-properties officeooo:rsid="000dbdaa" officeooo:paragraph-rsid="0010f2b7"/>
    </style:style>
    <style:style style:name="P6" style:family="paragraph" style:parent-style-name="Standard">
      <style:text-properties officeooo:rsid="000dbdaa" officeooo:paragraph-rsid="002e06f8"/>
    </style:style>
    <style:style style:name="P7" style:family="paragraph" style:parent-style-name="Standard">
      <style:text-properties officeooo:rsid="000f9d3e" officeooo:paragraph-rsid="000f9d3e"/>
    </style:style>
    <style:style style:name="P8" style:family="paragraph" style:parent-style-name="Standard">
      <style:text-properties officeooo:rsid="000f9d3e" officeooo:paragraph-rsid="0010f2b7"/>
    </style:style>
    <style:style style:name="P9" style:family="paragraph" style:parent-style-name="Standard">
      <style:text-properties officeooo:rsid="000f9d3e" officeooo:paragraph-rsid="002e06f8"/>
    </style:style>
    <style:style style:name="P10" style:family="paragraph" style:parent-style-name="Standard" style:list-style-name="L1">
      <style:text-properties officeooo:rsid="0010f2b7" officeooo:paragraph-rsid="0010f2b7"/>
    </style:style>
    <style:style style:name="P11" style:family="paragraph" style:parent-style-name="Standard">
      <style:text-properties officeooo:rsid="0013d6a4" officeooo:paragraph-rsid="0013d6a4"/>
    </style:style>
    <style:style style:name="P12" style:family="paragraph" style:parent-style-name="Standard">
      <style:text-properties officeooo:rsid="0013d6a4" officeooo:paragraph-rsid="0015c4da"/>
    </style:style>
    <style:style style:name="P13" style:family="paragraph" style:parent-style-name="Standard">
      <style:text-properties officeooo:rsid="0013d6a4" officeooo:paragraph-rsid="002e06f8"/>
    </style:style>
    <style:style style:name="P14" style:family="paragraph" style:parent-style-name="Standard">
      <style:text-properties officeooo:rsid="0016893d" officeooo:paragraph-rsid="0016893d"/>
    </style:style>
    <style:style style:name="P15" style:family="paragraph" style:parent-style-name="Standard">
      <style:text-properties officeooo:rsid="0016893d" officeooo:paragraph-rsid="002e06f8"/>
    </style:style>
    <style:style style:name="P16" style:family="paragraph" style:parent-style-name="Standard">
      <style:text-properties officeooo:rsid="00180674" officeooo:paragraph-rsid="00180674"/>
    </style:style>
    <style:style style:name="P17" style:family="paragraph" style:parent-style-name="Standard">
      <style:text-properties officeooo:rsid="00180674" officeooo:paragraph-rsid="002e06f8"/>
    </style:style>
    <style:style style:name="P18" style:family="paragraph" style:parent-style-name="Standard">
      <style:text-properties officeooo:rsid="00192fa7" officeooo:paragraph-rsid="00192fa7"/>
    </style:style>
    <style:style style:name="P19" style:family="paragraph" style:parent-style-name="Standard">
      <style:text-properties officeooo:rsid="00192fa7" officeooo:paragraph-rsid="001a023f"/>
    </style:style>
    <style:style style:name="P20" style:family="paragraph" style:parent-style-name="Standard">
      <style:text-properties officeooo:rsid="00192fa7" officeooo:paragraph-rsid="002e06f8"/>
    </style:style>
    <style:style style:name="P21" style:family="paragraph" style:parent-style-name="Standard">
      <style:text-properties officeooo:rsid="001a023f" officeooo:paragraph-rsid="001a023f"/>
    </style:style>
    <style:style style:name="P22" style:family="paragraph" style:parent-style-name="Standard">
      <style:text-properties officeooo:rsid="001a023f" officeooo:paragraph-rsid="002e06f8"/>
    </style:style>
    <style:style style:name="P23" style:family="paragraph" style:parent-style-name="Standard">
      <style:text-properties officeooo:rsid="001ab6ae" officeooo:paragraph-rsid="001ab6ae"/>
    </style:style>
    <style:style style:name="P24" style:family="paragraph" style:parent-style-name="Standard">
      <style:text-properties officeooo:rsid="001ab6ae" officeooo:paragraph-rsid="001b6adf"/>
    </style:style>
    <style:style style:name="P25" style:family="paragraph" style:parent-style-name="Standard">
      <style:text-properties officeooo:rsid="001ab6ae" officeooo:paragraph-rsid="001dc032"/>
    </style:style>
    <style:style style:name="P26" style:family="paragraph" style:parent-style-name="Standard">
      <style:text-properties officeooo:rsid="001ab6ae" officeooo:paragraph-rsid="002c1db4"/>
    </style:style>
    <style:style style:name="P27" style:family="paragraph" style:parent-style-name="Standard">
      <style:text-properties officeooo:rsid="001ab6ae" officeooo:paragraph-rsid="002e06f8"/>
    </style:style>
    <style:style style:name="P28" style:family="paragraph" style:parent-style-name="Standard">
      <style:text-properties officeooo:rsid="001b6adf" officeooo:paragraph-rsid="001b6adf"/>
    </style:style>
    <style:style style:name="P29" style:family="paragraph" style:parent-style-name="Standard">
      <style:text-properties officeooo:rsid="001c7424" officeooo:paragraph-rsid="001c7424"/>
    </style:style>
    <style:style style:name="P30" style:family="paragraph" style:parent-style-name="Standard">
      <style:text-properties officeooo:rsid="001c7424" officeooo:paragraph-rsid="002e06f8"/>
    </style:style>
    <style:style style:name="P31" style:family="paragraph" style:parent-style-name="Standard">
      <style:text-properties officeooo:rsid="001dc032" officeooo:paragraph-rsid="001dc032"/>
    </style:style>
    <style:style style:name="P32" style:family="paragraph" style:parent-style-name="Standard">
      <style:text-properties officeooo:rsid="001dc032" officeooo:paragraph-rsid="002e06f8"/>
    </style:style>
    <style:style style:name="P33" style:family="paragraph" style:parent-style-name="Standard">
      <style:text-properties officeooo:rsid="00257ced" officeooo:paragraph-rsid="00257ced"/>
    </style:style>
    <style:style style:name="P34" style:family="paragraph" style:parent-style-name="Standard">
      <style:text-properties officeooo:rsid="002872d9" officeooo:paragraph-rsid="0028f7e0"/>
    </style:style>
    <style:style style:name="P35" style:family="paragraph" style:parent-style-name="Standard">
      <style:text-properties officeooo:rsid="002a231e" officeooo:paragraph-rsid="002a231e"/>
    </style:style>
    <style:style style:name="P36" style:family="paragraph" style:parent-style-name="Standard">
      <style:text-properties officeooo:rsid="002e06f8" officeooo:paragraph-rsid="002e06f8"/>
    </style:style>
    <style:style style:name="T1" style:family="text">
      <style:text-properties officeooo:rsid="000a6e0d"/>
    </style:style>
    <style:style style:name="T2" style:family="text">
      <style:text-properties officeooo:rsid="000dbdaa"/>
    </style:style>
    <style:style style:name="T3" style:family="text">
      <style:text-properties officeooo:rsid="000f9d3e"/>
    </style:style>
    <style:style style:name="T4" style:family="text">
      <style:text-properties officeooo:rsid="0010f2b7"/>
    </style:style>
    <style:style style:name="T5" style:family="text">
      <style:text-properties officeooo:rsid="0015c4da"/>
    </style:style>
    <style:style style:name="T6" style:family="text">
      <style:text-properties officeooo:rsid="001988e9"/>
    </style:style>
    <style:style style:name="T7" style:family="text">
      <style:text-properties officeooo:rsid="001b6adf"/>
    </style:style>
    <style:style style:name="T8" style:family="text">
      <style:text-properties officeooo:rsid="001c7424"/>
    </style:style>
    <style:style style:name="T9" style:family="text">
      <style:text-properties officeooo:rsid="001dc032"/>
    </style:style>
    <style:style style:name="T10" style:family="text">
      <style:text-properties officeooo:rsid="001e6186"/>
    </style:style>
    <style:style style:name="T11" style:family="text">
      <style:text-properties officeooo:rsid="0021d0f8"/>
    </style:style>
    <style:style style:name="T12" style:family="text">
      <style:text-properties officeooo:rsid="00257ced"/>
    </style:style>
    <style:style style:name="T13" style:family="text">
      <style:text-properties officeooo:rsid="002872d9"/>
    </style:style>
    <style:style style:name="T14" style:family="text">
      <style:text-properties officeooo:rsid="0028f7e0"/>
    </style:style>
    <style:style style:name="T15" style:family="text">
      <style:text-properties officeooo:rsid="002a231e"/>
    </style:style>
    <style:style style:name="T16" style:family="text">
      <style:text-properties officeooo:rsid="002c1db4"/>
    </style:style>
    <style:style style:name="T17" style:family="text">
      <style:text-properties officeooo:rsid="002e06f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What is Hardware ?</text:p>
      <text:p text:style-name="P1">Ans: Hardware are things that we can Physically touch. In short Physical components such as system unit keyboard, monitor, mouse are known as hardware.</text:p>
      <text:p text:style-name="P1"/>
      <text:p text:style-name="P1">2. What is Personal computer ?</text:p>
      <text:p text:style-name="P1">Ans: A personal computer(PC) or micro-computer is any general purpose computer which can be operated by an end user who may not have specialized computing skills <text:s/>or knowledge.</text:p>
      <text:p text:style-name="P1">Example: desktop computer, laptop, tablet, handheld pc (palmtop).</text:p>
      <text:p text:style-name="P1"/>
      <text:p text:style-name="P1">3. When did PC industry <text:s/>begin?</text:p>
      <text:p text:style-name="P1">Ans: In 1977.</text:p>
      <text:p text:style-name="P1"/>
      <text:p text:style-name="P3">4. Who first introduced the first off-the-<text:span text:style-name="T2">shelf computer as consumer products?</text:span></text:p>
      <text:p text:style-name="P6"><text:span text:style-name="T1">Ans:</text:span><text:tab/>Apple, Radio shack and Commodore.</text:p>
      <text:p text:style-name="P4"/>
      <text:p text:style-name="P4">5. IBM introduced the IBM PC in which year ?</text:p>
      <text:p text:style-name="P6"><text:span text:style-name="T1">Ans:</text:span><text:tab/>In 1981.</text:p>
      <text:p text:style-name="P4"/>
      <text:p text:style-name="P4">6. PC market is being dominated by how many types of PCs? Give short note.</text:p>
      <text:p text:style-name="P6"><text:span text:style-name="T1">Ans:</text:span><text:tab/>the PC market has been dominated by two types of PCs – </text:p>
      <text:p text:style-name="P4"><text:tab/>(a) IBM PC : CPUs built by Intel and run operating system named Windows or Linux</text:p>
      <text:p text:style-name="P4"><text:tab/>(b) Apple PC : has its own Hardware and Operating system named MAC OS</text:p>
      <text:p text:style-name="P4"/>
      <text:p text:style-name="P4">7. <text:span text:style-name="T3">Give short note about Apple PC.</text:span></text:p>
      <text:p text:style-name="P2">Ans:</text:p>
      <text:list xml:id="list6102671163010829406" text:style-name="L1">
        <text:list-item>
          <text:p text:style-name="P5"><text:span text:style-name="T3">The Apple Mac is a PC which uses different operating system. </text:span></text:p>
        </text:list-item>
        <text:list-item>
          <text:p text:style-name="P5"><text:span text:style-name="T3">In the early days the thing which really distinguished the Mac over the IBM PC was the GUI (Graphical User Interface), or in plain English the way we could use the mouse to drive the computer.</text:span></text:p>
        </text:list-item>
        <text:list-item>
          <text:p text:style-name="P10">Recently the differences between the IBM PC and the Mac have blurred, with Microsoft buying a stake in Apple</text:p>
        </text:list-item>
      </text:list>
      <text:p text:style-name="P7"/>
      <text:p text:style-name="P8">8. <text:span text:style-name="T4">What is Laptop computer?</text:span></text:p>
      <text:p text:style-name="P9"><text:span text:style-name="T1">Ans:</text:span><text:tab/><text:span text:style-name="T4">Laptop computer are small portable computers which can run on batteries as well as main power</text:span> .</text:p>
      <text:p text:style-name="P11">Example: Notebook , Palmtop</text:p>
      <text:p text:style-name="P8"/>
      <text:p text:style-name="P11">9. Distinguish between Notebook and Palmtop.</text:p>
      <text:p text:style-name="P13"><text:span text:style-name="T1">Ans:</text:span><text:tab/>Notebooks are very small laptops and popular with salespersons on the move or people </text:p>
      <text:p text:style-name="P12">giving presentations. Palmtops are even smaller computers which can literally fit into the palm of your hand.</text:p>
      <text:p text:style-name="P12"/>
      <text:p text:style-name="P12"><text:span text:style-name="T5">10. What is PDA?</text:span></text:p>
      <text:p text:style-name="P13"><text:span text:style-name="T1">Ans:</text:span><text:tab/><text:span text:style-name="T5">These devices use a special pen, rather than a keyboard and can be used for storing and retrieving information. PDAs have many built‐in features such as a calculator, a clock and a calendar.</text:span></text:p>
      <text:p text:style-name="P14">Special features are Internet access, GPS etc.</text:p>
      <text:p text:style-name="P14"/>
      <text:p text:style-name="P14"/>
      <text:p text:style-name="P14"><text:soft-page-break/></text:p>
      <text:p text:style-name="P14">11. What is Mobile Phone(Cell Phone)?</text:p>
      <text:p text:style-name="P15"><text:span text:style-name="T1">Ans:</text:span><text:tab/>A mobile phone or cell phone is used for mobile communication. Satellite phones use a signal coming from a satellite. <text:s/>They tend to be much more expensive to purchase and use.</text:p>
      <text:p text:style-name="P14"/>
      <text:p text:style-name="P16">12. What is Smart Phone?</text:p>
      <text:p text:style-name="P17"><text:span text:style-name="T1">Ans:</text:span><text:tab/>A smartphone is a mobile phone (cell phone) offering advanced computer like </text:p>
      <text:p text:style-name="P16">features.</text:p>
      <text:p text:style-name="P16"/>
      <text:p text:style-name="P18">13. What is Media Player?</text:p>
      <text:p text:style-name="P20"><text:span text:style-name="T1">Ans:</text:span><text:tab/>Media players allow you to store digital music and video. <text:s/>A famous example is </text:p>
      <text:p text:style-name="P18">the ipod from Apple, which lets us to <text:s/>store digital music which we can then listen at leisure.</text:p>
      <text:p text:style-name="P18"/>
      <text:p text:style-name="P18">14. What are the basic parts of computer?</text:p>
      <text:p text:style-name="P2">Ans:</text:p>
      <text:p text:style-name="P18">‐ Central processing unit (CPU) </text:p>
      <text:p text:style-name="P18">‐ Types of memory </text:p>
      <text:p text:style-name="P18">‐ The hard disk </text:p>
      <text:p text:style-name="P18">‐ Input and output devices</text:p>
      <text:p text:style-name="P18"/>
      <text:p text:style-name="P18">15. <text:s/>What is CPU?</text:p>
      <text:p text:style-name="P20"><text:span text:style-name="T1">Ans:<text:tab/></text:span>The CPU (Central Processing Unit) is normally an Intel (or equivalent) and it is one of the most important components within computer.<text:span text:style-name="T6">CPU speed is measured by its MHz or GHz speed. Thus, a 2 GHz Pentium is much faster than say a 1 GHz Pentium CPU.</text:span></text:p>
      <text:p text:style-name="P19"/>
      <text:p text:style-name="P21">16. What is Ghz ?</text:p>
      <text:p text:style-name="P22"><text:span text:style-name="T1">Ans:</text:span><text:tab/><text:span text:style-name="T17">Hertz is usually the unit of frequency measurement.</text:span></text:p>
      <text:p text:style-name="P36">1 MHz = 1,000,000 Hertz (1 million Hertz) </text:p>
      <text:p text:style-name="P36">1GHz = 1,000,000,000 Hertz (1 billion Hertz) </text:p>
      <text:p text:style-name="P21"/>
      <text:p text:style-name="P21">17. How many elements are in CPUs? what are they?</text:p>
      <text:p text:style-name="P20"><text:span text:style-name="T1">Ans:</text:span></text:p>
      <text:p text:style-name="P21">Control Unit</text:p>
      <text:p text:style-name="P23">Arithmetic Logic Unit(ALU)</text:p>
      <text:p text:style-name="P23">Registers</text:p>
      <text:p text:style-name="P23">BUS</text:p>
      <text:p text:style-name="P23"/>
      <text:p text:style-name="P23">18. What are the properties of all the elelments of CPUs?</text:p>
      <text:p text:style-name="P27"><text:span text:style-name="T1">Ans:</text:span> </text:p>
      <text:p text:style-name="P23">Control Unit: <text:s/>responsible for controlling the sequencing and timing of the other elements making up </text:p>
      <text:p text:style-name="P23">the CPU</text:p>
      <text:p text:style-name="P23"/>
      <text:p text:style-name="P23">Arithmetic Logic Unit (ALU): performs the mathematical calculations using data stored within the CPU registers</text:p>
      <text:p text:style-name="P23"/>
      <text:p text:style-name="P23">Registers: The registers are memory storage areas within the CPU that hold the data that is worked on by the ALU. </text:p>
      <text:p text:style-name="P23"/>
      <text:p text:style-name="P24">BUS: Works like bus. <text:s/>The computer bus transports data between the memory and registers.</text:p>
      <text:p text:style-name="P24"><text:soft-page-break/></text:p>
      <text:p text:style-name="P24"/>
      <text:p text:style-name="P24"/>
      <text:p text:style-name="P24"><text:span text:style-name="T7">19. What is Memory of a computer?</text:span></text:p>
      <text:p text:style-name="P27"><text:span text:style-name="T1">Ans:</text:span><text:tab/><text:span text:style-name="T7">Memory of the computer is of 2 types: </text:span></text:p>
      <text:p text:style-name="P24"><text:span text:style-name="T7">(a) RAM(Random Access Memory)</text:span></text:p>
      <text:p text:style-name="P24"><text:span text:style-name="T7"><text:s/>(b) ROM (Read only Meomry)</text:span></text:p>
      <text:p text:style-name="P24"/>
      <text:p text:style-name="P24"><text:span text:style-name="T7">20. What is RAM?</text:span></text:p>
      <text:p text:style-name="P27"><text:span text:style-name="T1">Ans:</text:span><text:tab/><text:span text:style-name="T7">The RAM (Random Access Memory) within our computer is where the operating system is loaded to when we switch on our computers and also applications are copied to when we </text:span></text:p>
      <text:p text:style-name="P28">start an application, such as a word processor or database program.</text:p>
      <text:p text:style-name="P29"/>
      <text:p text:style-name="P29">20.1. What is thumb rule?</text:p>
      <text:p text:style-name="P30"><text:span text:style-name="T1">Ans:</text:span><text:tab/>The more RAM installed in computer the better the performace.</text:p>
      <text:p text:style-name="P24"/>
      <text:p text:style-name="P24"><text:span text:style-name="T7">21. What is ROM?</text:span></text:p>
      <text:p text:style-name="P27"><text:span text:style-name="T1">Ans:</text:span><text:tab/><text:span text:style-name="T8">The ROM‐BIOS (Read Only Memory ‐ Basic Input Output System) chip is a special chip held on our computers’ system (mother) board. It contains software which is required to make your computer work with our operating system.</text:span></text:p>
      <text:p text:style-name="P24"/>
      <text:p text:style-name="P24"><text:span text:style-name="T7">22. What are Disks?</text:span></text:p>
      <text:p text:style-name="P27"><text:span text:style-name="T1">Ans:</text:span><text:tab/><text:span text:style-name="T9">We use disks to store any data that we create. </text:span></text:p>
      <text:p text:style-name="P25"/>
      <text:p text:style-name="P31">22.1. What is Hard(Fixed) Disk?</text:p>
      <text:p text:style-name="P32"><text:span text:style-name="T1">Ans:</text:span><text:tab/>Hard disks are the main, large data storage areas within our computer. <text:s/>Hard disks are installed within the system unit of our computer.</text:p>
      <text:p text:style-name="P24"/>
      <text:p text:style-name="P24"><text:span text:style-name="T10">22.2. What are Input/Output Ports?</text:span></text:p>
      <text:p text:style-name="P27"><text:span text:style-name="T1">Ans:</text:span><text:tab/><text:span text:style-name="T10">The Input and Output ports are normally located at the back or on the side of your computer. We plug cables into these ports to connect our computer to other devices, such as printers, scanners and cameras.</text:span></text:p>
      <text:p text:style-name="P24"/>
      <text:p text:style-name="P24"><text:span text:style-name="T7">23. What is USB?</text:span></text:p>
      <text:p text:style-name="P27"><text:span text:style-name="T1">Ans:</text:span><text:tab/><text:span text:style-name="T11">The Universal Serial Bus is a relatively new item within the PC. These devices include printers, scanners and digital cameras.</text:span></text:p>
      <text:p text:style-name="P24"/>
      <text:p text:style-name="P24"><text:span text:style-name="T7">24. What is Serial Port?</text:span></text:p>
      <text:p text:style-name="P27"><text:span text:style-name="T1">Ans:</text:span><text:tab/><text:span text:style-name="T12">The serial port is a socket located at the back of your computer which enables </text:span></text:p>
      <text:p text:style-name="P33">us to connect items to the computer, such as a modem. They are commonly labelled as COM1 or COM2.</text:p>
      <text:p text:style-name="P24"/>
      <text:p text:style-name="P24"><text:span text:style-name="T7">25. What is Parallel Port?</text:span></text:p>
      <text:p text:style-name="P27"><text:span text:style-name="T1">Ans:</text:span><text:tab/><text:span text:style-name="T13">The parallel port is a socket located at the back of our computer which </text:span></text:p>
      <text:p text:style-name="P34">enables us to connect items to the computer, such as a printer. It is commonly labelled as LPT1 or LPT2. <text:span text:style-name="T14">The parallel port used to be the main way the computer connected to a printer.</text:span></text:p>
      <text:p text:style-name="P24"/>
      <text:p text:style-name="P24"/>
      <text:p text:style-name="P24"/>
      <text:p text:style-name="P24"><text:soft-page-break/><text:span text:style-name="T7">26. What is Network Port?</text:span></text:p>
      <text:p text:style-name="P27"><text:span text:style-name="T1">Ans:</text:span><text:tab/><text:span text:style-name="T15">The network port allows us to plug a ‘network cable’ into our computers, which then </text:span></text:p>
      <text:p text:style-name="P35">lets us to communicate with other computers connected to our local network or to </text:p>
      <text:p text:style-name="P35">other computers via the Internet.</text:p>
      <text:p text:style-name="P24"/>
      <text:p text:style-name="P24"><text:span text:style-name="T7">27. What is FireWire Port?</text:span></text:p>
      <text:p text:style-name="P27"><text:span text:style-name="T1">Ans:</text:span><text:tab/><text:span text:style-name="T15">FireWire is an interface from Apple Inc. that allows high data </text:span></text:p>
      <text:p text:style-name="P26"><text:span text:style-name="T15">transfer between our computer and a compatible device such as a digital camera.</text:span> <text:span text:style-name="T16">There are numerous versions of FireWire including fibre optic, coaxial and wireless versions.</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1T10:46:43.599292021</meta:creation-date>
    <meta:generator>LibreOffice/5.1.6.2$Linux_X86_64 LibreOffice_project/10m0$Build-2</meta:generator>
    <dc:date>2018-09-01T12:52:45.238017403</dc:date>
    <meta:editing-duration>PT1H29M25S</meta:editing-duration>
    <meta:editing-cycles>23</meta:editing-cycles>
    <meta:document-statistic meta:table-count="0" meta:image-count="0" meta:object-count="0" meta:page-count="4" meta:paragraph-count="94" meta:word-count="1072" meta:character-count="6031" meta:non-whitespace-character-count="5022"/>
  </office:meta>
</office:document-meta>
</file>